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4ec40" officeooo:paragraph-rsid="0024ec40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font-weight="bold" officeooo:rsid="002232b2" officeooo:paragraph-rsid="001cc7eb" fo:background-color="transparent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paragraph-rsid="0024ec4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fo:font-weight="bold" officeooo:rsid="001cc7eb" officeooo:paragraph-rsid="001cc7eb" fo:background-color="#c9211e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Ubuntu" fo:font-size="15pt" fo:font-weight="bold" officeooo:paragraph-rsid="0024ec40" style:font-size-asian="15pt" style:font-weight-asian="bold" style:font-size-complex="15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Ubuntu" fo:font-size="15pt" fo:font-weight="bold" officeooo:rsid="0024ec40" officeooo:paragraph-rsid="0024ec40" style:font-size-asian="15pt" style:font-weight-asian="bold" style:font-size-complex="15pt" style:font-weight-complex="bold"/>
    </style:style>
    <style:style style:name="P7" style:family="paragraph" style:parent-style-name="Text_20_body" style:list-style-name="L1">
      <style:text-properties style:font-name="Ubuntu" fo:font-size="15pt" fo:font-weight="bold" officeooo:paragraph-rsid="0024ec40" style:font-size-asian="15pt" style:font-weight-asian="bold" style:font-size-complex="15pt" style:font-weight-complex="bold"/>
    </style:style>
    <style:style style:name="T1" style:family="text">
      <style:text-properties officeooo:rsid="0024ec40"/>
    </style:style>
    <style:style style:name="T2" style:family="text">
      <style:text-properties style:font-name="Ubuntu" style:font-size-asian="15pt"/>
    </style:style>
    <style:style style:name="T3" style:family="text">
      <style:text-properties style:font-name="Ubuntu" fo:background-color="transparent" loext:char-shading-value="0" style:font-size-asian="15pt"/>
    </style:style>
    <style:style style:name="T4" style:family="text">
      <style:text-properties style:font-name="Ubuntu" officeooo:rsid="0024ec40" fo:background-color="transparent" loext:char-shading-value="0" style:font-size-asian="15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4ec40" fo:background-color="transparent" loext:char-shading-value="0"/>
    </style:style>
    <style:style style:name="T7" style:family="text">
      <style:text-properties fo:background-color="transparent" loext:char-shading-value="0" style:font-size-asian="15pt"/>
    </style:style>
    <style:style style:name="T8" style:family="text">
      <style:text-properties officeooo:rsid="0024ec40" fo:background-color="transparent" loext:char-shading-value="0" style:font-size-asian="15pt"/>
    </style:style>
    <style:style style:name="T9" style:family="text">
      <style:text-properties style:font-size-asian="1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2.<text:span text:style-name="T1">10</text:span>.<text:span text:style-name="T1">13</text:span> - Николаев Михаил - 8Б Класс — <text:span text:style-name="T1">Задания</text:span></text:p>
      <text:p text:style-name="P2"/>
      <text:p text:style-name="P2"/>
      <text:list xml:id="list1998628626" text:style-name="L1">
        <text:list-item>
          <text:p text:style-name="P1">Материк евразия</text:p>
        </text:list-item>
        <text:list-item>
          <text:p text:style-name="P3">:</text:p>
          <text:list>
            <text:list-item>
              <text:p text:style-name="P5">Северная – мыс Челюскин 77º с.ш. 104º в.д. </text:p>
            </text:list-item>
            <text:list-item>
              <text:p text:style-name="P5"><text:span text:style-name="T6">Восточная – мыс Дежнёва 66º с.ш. 169º з.д.</text:span></text:p>
            </text:list-item>
          </text:list>
        </text:list-item>
        <text:list-item>
          <text:p text:style-name="P6"><text:span text:style-name="T5">:</text:span></text:p>
          <text:list>
            <text:list-item>
              <text:p text:style-name="P7"><text:span text:style-name="T5">Наиболее близок Северный Ледовитый океан.</text:span></text:p>
            </text:list-item>
            <text:list-item>
              <text:p text:style-name="P7">Ближе всего Белое море ( приблизительно и Балтийское море).</text:p>
            </text:list-item>
            <text:list-item>
              <text:p text:style-name="P7">Крупнейшие горы — Уральские.</text:p>
            </text:list-item>
            <text:list-item>
              <text:p text:style-name="P7">Нижегородская область располагается в центре Восточно-Европейской равнины).</text:p>
            </text:list-item>
          </text:list>
        </text:list-item>
        <text:list-item>
          <text:p text:style-name="P7">Норвегией, Финляндией, Эстонией, Латвией, Литвой, Польшей, Белоруссией, Украиной, Грузией, Азербайджаном, Казахстаном, Китаем, Монголией, Северной Кореей, Японией и США.</text:p>
        </text:list-item>
        <text:list-item>
          <text:p text:style-name="P7">7,6 тыс. км</text:p>
        </text:list-item>
        <text:list-item>
          <text:p text:style-name="P7">Дон, Волгу, Северную Двину, Онежское озеро, Оку, Балтийское, Белое, Каспийское и Чёрное мор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10-13T21:47:06.063269506</dc:date>
    <meta:editing-duration>PT40M12S</meta:editing-duration>
    <meta:editing-cycles>9</meta:editing-cycles>
    <meta:generator>LibreOffice/7.4.2.3$Linux_X86_64 LibreOffice_project/40$Build-3</meta:generator>
    <meta:document-statistic meta:table-count="0" meta:image-count="0" meta:object-count="0" meta:page-count="1" meta:paragraph-count="13" meta:word-count="96" meta:character-count="649" meta:non-whitespace-character-count="573"/>
  </office:meta>
</office:document-meta>
</file>